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text:span>Charts are a basic object to visualize data points.</text:span></text:p><text:p text:style-name="Standard"/><text:p text:style-name="Standard">More info (<text:a xlink:type="simple" xlink:href="https://docs.lvgl.io/8.3/widgets/extra/chart.html" text:style-name="Internet_20_link" text:visited-style-name="Visited_20_Internet_20_Link">link</text:a>)</text:p><text:p text:style-name="Standard"/>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hart9"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hart12"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hart15"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hart18"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hart21" text:continue-numbering="true" text:continue-list="list_Chart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hart22" text:continue-numbering="true" text:continue-list="list_Chart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hart23" text:continue-numbering="true" text:continue-list="list_Chart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hart24" text:continue-numbering="true" text:continue-list="list_Chart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hart25" text:continue-numbering="true" text:continue-list="list_Chart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hart26" text:continue-numbering="true" text:continue-list="list_Chart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hart27" text:continue-numbering="true" text:continue-list="list_Chart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hart28" text:continue-numbering="true" text:continue-list="list_Chart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hart29" text:continue-numbering="true" text:continue-list="list_Chart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hart30" text:continue-numbering="true" text:continue-list="list_Chart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hart31" text:continue-numbering="true" text:continue-list="list_Chart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hart32" text:continue-numbering="true" text:continue-list="list_Chart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hart33" text:continue-numbering="true" text:continue-list="list_Chart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hart34" text:continue-numbering="true" text:continue-list="list_Chart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hart35" text:continue-numbering="true" text:continue-list="list_Chart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hart36" text:continue-numbering="true" text:continue-list="list_Chart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hart37" text:continue-numbering="true" text:continue-list="list_Chart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hart38" text:continue-numbering="true" text:continue-list="list_Chart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hart39" text:continue-numbering="true" text:continue-list="list_Chart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hart40" text:continue-numbering="true" text:continue-list="list_Chart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hart41" text:continue-numbering="true" text:continue-list="list_Chart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hart42" text:continue-numbering="true" text:continue-list="list_Chart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3" text:continue-numbering="true" text:continue-list="list_Chart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hart44" text:continue-numbering="true" text:continue-list="list_Chart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hart45" text:continue-numbering="true" text:continue-list="list_Chart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hart46" text:continue-numbering="true" text:continue-list="list_Chart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hart47" text:continue-numbering="true" text:continue-list="list_Chart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hart48" text:continue-numbering="true" text:continue-list="list_Chart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49" text:continue-numbering="true" text:continue-list="list_Chart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art50"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1" text:continue-numbering="true" text:continue-list="list_Chart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hart52" text:continue-numbering="true" text:continue-list="list_Chart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hart53" text:continue-numbering="true" text:continue-list="list_Chart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